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h text:outline-level="1" text:style-name="Heading_20_1"/>
      <text:h text:outline-level="1" text:style-name="Heading_20_1">Last title</text:h>
      <text:p text:style-name="Text_20_body">Last.</text:p>
      <text:p text:style-name="Text_20_body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4T07:07:01</dc:date>
    <dc:language>fr-BE</dc:language>
    <meta:editing-cycles>6</meta:editing-cycles>
    <meta:editing-duration>PT6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4" meta:character-count="24"/>
  </office:meta>
</office:document-meta>
</file>